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ackage fr.univavignon.m1informatique.rgla.isarchi.is;</text:p>
      <text:p text:style-name="P1"/>
      <text:p text:style-name="P1">import fr.univavignon.m1informatique.rgla.directory.DirectoryException;</text:p>
      <text:p text:style-name="P1">import fr.univavignon.m1informatique.rgla.directory.DistinguishedNamedObjectServer;</text:p>
      <text:p text:style-name="P1">import fr.univavignon.m1informatique.rgla.directory.local.LocalDistinguishedNamedObjectServer;</text:p>
      <text:p text:style-name="P1">import fr.univavignon.m1informatique.rgla.isarchi.ISArchiException;</text:p>
      <text:p text:style-name="P1">import fr.univavignon.m1informatique.rgla.isarchi.ISComponentType;</text:p>
      <text:p text:style-name="P1">import fr.univavignon.m1informatique.rgla.isarchi.OrganizationalUnit;</text:p>
      <text:p text:style-name="P1">import fr.univavignon.m1informatique.rgla.pki.PKIException;</text:p>
      <text:p text:style-name="P1">import fr.univavignon.m1informatique.rgla.pki.is.*;</text:p>
      <text:p text:style-name="P1">import fr.univavignon.m1informatique.rgla.pki.types.CertificateRight;</text:p>
      <text:p text:style-name="P1">import fr.univavignon.m1informatique.rgla.pki.types.Period;</text:p>
      <text:p text:style-name="P1">import fr.univavignon.m1informatique.rgla.security.SecurityException;</text:p>
      <text:p text:style-name="P1">import fr.univavignon.m1informatique.rgla.security.dummyhash.Hash;</text:p>
      <text:p text:style-name="P1">import java.util.Calendar;</text:p>
      <text:p text:style-name="P1">import java.util.logging.Level;</text:p>
      <text:p text:style-name="P1">import java.util.logging.Logger;</text:p>
      <text:p text:style-name="P1"/>
      <text:p text:style-name="P1">public class MainTPNotePki {</text:p>
      <text:p text:style-name="P1"/>
      <text:p text:style-name="P1"><text:tab/>public static void main(String[] args) {</text:p>
      <text:p text:style-name="P1"/>
      <text:p text:style-name="P1"><text:tab/><text:tab/>DistinguishedNamedObjectServer</text:p>
      <text:p text:style-name="P1"><text:tab/><text:tab/><text:tab/><text:tab/>.initialize(new LocalDistinguishedNamedObjectServer());</text:p>
      <text:p text:style-name="P1"/>
      <text:p text:style-name="P1"><text:tab/><text:tab/>OrganizationalUnit chat;</text:p>
      <text:p text:style-name="P1"><text:tab/><text:tab/>OrganizationalUnit salon;</text:p>
      <text:p text:style-name="P1"><text:tab/><text:tab/>try {</text:p>
      <text:p text:style-name="P1"><text:tab/><text:tab/><text:tab/>chat = new OrganizationalUnit("Chat");</text:p>
      <text:p text:style-name="P1"><text:tab/><text:tab/><text:tab/>createOrganizationalUnit(chat, "salon", 3);</text:p>
      <text:p text:style-name="P1"><text:tab/><text:tab/><text:tab/>chat.displayCollaborators(chat.getDistinguishedName());</text:p>
      <text:p text:style-name="P1"/>
      <text:p text:style-name="P1"><text:tab/><text:tab/>} catch (DirectoryException e) {</text:p>
      <text:p text:style-name="P1"><text:tab/><text:tab/><text:tab/>System.out.println(e.getMessage());</text:p>
      <text:p text:style-name="P1"><text:tab/><text:tab/>} catch (ISArchiException e) {</text:p>
      <text:p text:style-name="P1"><text:tab/><text:tab/><text:tab/>System.out.println(e.getMessage());</text:p>
      <text:p text:style-name="P1"><text:tab/><text:tab/>} catch (ClassCast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 catch (SecurityException e) {</text:p>
      <text:p text:style-name="P1"><text:tab/><text:tab/><text:tab/>e.printStackTrace();</text:p>
      <text:p text:style-name="P1"><text:tab/><text:tab/>} catch (PKIException ex) {</text:p>
      <text:p text:style-name="P1"><text:tab/><text:tab/><text:tab/>ex.printStackTrace();</text:p>
      <text:p text:style-name="P1"><text:tab/><text:tab/>}</text:p>
      <text:p text:style-name="P1"><text:tab/>}</text:p>
      <text:p text:style-name="P1"/>
      <text:p text:style-name="P1"><text:tab/>public static void createOrganizationalUnit(OrganizationalUnit a,</text:p>
      <text:p text:style-name="P1"><text:tab/><text:tab/><text:tab/>String name, int cmp) throws DirectoryException, ISArchiException,</text:p>
      <text:p text:style-name="P1"><text:tab/><text:tab/><text:tab/>PKIException, ClassCastException, SecurityException {</text:p>
      <text:p text:style-name="P1"/>
      <text:p text:style-name="P1"><text:tab/><text:tab/>for (int i = 1; i &lt; 4; i++) {</text:p>
      <text:p text:style-name="P1"/>
      <text:p text:style-name="P1"><text:tab/><text:tab/><text:tab/>OrganizationalUnit b = new OrganizationalUnit(</text:p>
      <text:p text:style-name="P1"><text:tab/><text:tab/><text:tab/><text:tab/><text:tab/>a.getDistinguishedName(), name + i);</text:p>
      <text:p text:style-name="P1"><text:tab/><text:tab/><text:tab/>if (b.getLevel() &lt; cmp) {</text:p>
      <text:p text:style-name="P1"><text:tab/><text:tab/><text:tab/><text:tab/>createUnitH(b, "directeur");</text:p>
      <text:p text:style-name="P1"><text:tab/><text:tab/><text:tab/><text:tab/>createUnitH(b, "assistante");</text:p>
      <text:p text:style-name="P1"><text:tab/><text:tab/><text:tab/><text:tab/>createOrganizationalUnit(b, "niveau:" + b.getLevel()</text:p>
      <text:p text:style-name="P1"><text:tab/><text:tab/><text:tab/><text:tab/><text:tab/><text:tab/>+ " sous unite ", cmp);</text:p>
      <text:p text:style-name="P1"><text:tab/><text:tab/><text:tab/>} else</text:p>
      <text:p text:style-name="P1"><text:tab/><text:tab/><text:tab/><text:tab/>for (int j = 1; j &lt; 4; j++)</text:p>
      <text:p text:style-name="P1"><text:tab/><text:tab/><text:tab/><text:tab/><text:tab/>createUnitH(b, "collaborateur " + j);</text:p>
      <text:p text:style-name="P1"><text:tab/><text:tab/>}</text:p>
      <text:p text:style-name="P1"/>
      <text:p text:style-name="P1"><text:tab/>}</text:p>
      <text:p text:style-name="P1"/>
      <text:p text:style-name="P1"><text:tab/>public static void createUnitH(OrganizationalUnit a, String name)</text:p>
      <text:p text:style-name="P1"><text:tab/><text:tab/><text:tab/>throws DirectoryException, ISArchiException, PKIException,</text:p>
      <text:p text:style-name="P1"><text:tab/><text:tab/><text:tab/>SecurityException {</text:p>
      <text:p text:style-name="P1"/>
      <text:p text:style-name="P1"><text:tab/><text:tab/>long unixtime = Calendar.getInstance().getTimeInMillis();</text:p>
      <text:p text:style-name="P1"><text:tab/><text:tab/>new SecureComponent(a.getDistinguishedName(), ISComponentType.HUMAN,</text:p>
      <text:p text:style-name="P1"><text:tab/><text:tab/><text:tab/><text:tab/>name, Hash.buildHash().getDistinguishedName(), new Period(</text:p>
      <text:p text:style-name="P1"><text:tab/><text:tab/><text:tab/><text:tab/><text:tab/><text:tab/>unixtime, unixtime + 10000));</text:p>
      <text:p text:style-name="P1"><text:tab/><text:tab/></text:p>
      <text:p text:style-name="P1"><text:tab/>}</text:p>
      <text:p text:style-name="P1"/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